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riterion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dem0</text:p>
          </table:table-cell>
          <table:table-cell office:value-type="string" calcext:value-type="string">
            <text:p>dem1</text:p>
          </table:table-cell>
          <table:table-cell office:value-type="string" calcext:value-type="string">
            <text:p>dem2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br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mhi</text:p>
          </table:table-cell>
          <table:table-cell office:value-type="float" office:value="-2.11031118968683" calcext:value-type="float">
            <text:p>-2.1103111897</text:p>
          </table:table-cell>
          <table:table-cell office:value-type="float" office:value="-2.07959356243964" calcext:value-type="float">
            <text:p>-2.0795935624</text:p>
          </table:table-cell>
          <table:table-cell office:value-type="float" office:value="-2.07167668373496" calcext:value-type="float">
            <text:p>-2.0716766837</text:p>
          </table:table-cell>
          <table:table-cell office:value-type="float" office:value="-2.0893303854947" calcext:value-type="float">
            <text:p>-2.0893303855</text:p>
          </table:table-cell>
          <table:table-cell office:value-type="float" office:value="-2.04704640681157" calcext:value-type="float">
            <text:p>-2.0470464068</text:p>
          </table:table-cell>
          <table:table-cell office:value-type="float" office:value="-2.03939467045723" calcext:value-type="float">
            <text:p>-2.0393946705</text:p>
          </table:table-cell>
          <table:table-cell office:value-type="float" office:value="-2.08562021806099" calcext:value-type="float">
            <text:p>-2.0856202181</text:p>
          </table:table-cell>
          <table:table-cell office:value-type="float" office:value="-1.95765752132848" calcext:value-type="float">
            <text:p>-1.9576575213</text:p>
          </table:table-cell>
          <table:table-cell office:value-type="float" office:value="-3.33767443377557" calcext:value-type="float">
            <text:p>-3.3376744338</text:p>
          </table:table-cell>
          <table:table-cell office:value-type="float" office:value="-2.07882910442645" calcext:value-type="float">
            <text:p>-2.0788291044</text:p>
          </table:table-cell>
          <table:table-cell office:value-type="float" office:value="-1.97221393621257" calcext:value-type="float">
            <text:p>-1.97221393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mi</text:p>
          </table:table-cell>
          <table:table-cell office:value-type="float" office:value="-0.485028813850541" calcext:value-type="float">
            <text:p>-0.4850288139</text:p>
          </table:table-cell>
          <table:table-cell office:value-type="float" office:value="-0.492996248745999" calcext:value-type="float">
            <text:p>-0.4929962487</text:p>
          </table:table-cell>
          <table:table-cell office:value-type="float" office:value="-0.517837764677511" calcext:value-type="float">
            <text:p>-0.5178377647</text:p>
          </table:table-cell>
          <table:table-cell office:value-type="float" office:value="-0.498453702535155" calcext:value-type="float">
            <text:p>-0.4984537025</text:p>
          </table:table-cell>
          <table:table-cell office:value-type="float" office:value="-0.527599630319105" calcext:value-type="float">
            <text:p>-0.5275996303</text:p>
          </table:table-cell>
          <table:table-cell office:value-type="float" office:value="-0.534738570292452" calcext:value-type="float">
            <text:p>-0.5347385703</text:p>
          </table:table-cell>
          <table:table-cell office:value-type="float" office:value="-0.485105635180042" calcext:value-type="float">
            <text:p>-0.4851056352</text:p>
          </table:table-cell>
          <table:table-cell office:value-type="float" office:value="-0.414001088431625" calcext:value-type="float">
            <text:p>-0.4140010884</text:p>
          </table:table-cell>
          <table:table-cell office:value-type="float" office:value="-0.000144045735869842" calcext:value-type="float">
            <text:p>-0.0001440457</text:p>
          </table:table-cell>
          <table:table-cell office:value-type="float" office:value="-0.496381218503066" calcext:value-type="float">
            <text:p>-0.4963812185</text:p>
          </table:table-cell>
          <table:table-cell office:value-type="float" office:value="-0.0033305114770647" calcext:value-type="float">
            <text:p>-0.0033305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sq</text:p>
          </table:table-cell>
          <table:table-cell office:value-type="float" office:value="4110.10394885234" calcext:value-type="float">
            <text:p>4110.1039488523</text:p>
          </table:table-cell>
          <table:table-cell office:value-type="float" office:value="3730.74874496077" calcext:value-type="float">
            <text:p>3730.7487449608</text:p>
          </table:table-cell>
          <table:table-cell office:value-type="float" office:value="3690.23244824094" calcext:value-type="float">
            <text:p>3690.2324482409</text:p>
          </table:table-cell>
          <table:table-cell office:value-type="float" office:value="3884.93986037242" calcext:value-type="float">
            <text:p>3884.9398603724</text:p>
          </table:table-cell>
          <table:table-cell office:value-type="float" office:value="3446.97780857188" calcext:value-type="float">
            <text:p>3446.9778085719</text:p>
          </table:table-cell>
          <table:table-cell office:value-type="float" office:value="3384.52213547539" calcext:value-type="float">
            <text:p>3384.5221354754</text:p>
          </table:table-cell>
          <table:table-cell office:value-type="float" office:value="4066.82623067705" calcext:value-type="float">
            <text:p>4066.8262306771</text:p>
          </table:table-cell>
          <table:table-cell office:value-type="float" office:value="3854.33177352339" calcext:value-type="float">
            <text:p>3854.3317735234</text:p>
          </table:table-cell>
          <table:table-cell office:value-type="float" office:value="1751.08295273565" calcext:value-type="float">
            <text:p>1751.0829527357</text:p>
          </table:table-cell>
          <table:table-cell office:value-type="float" office:value="3839.21326393814" calcext:value-type="float">
            <text:p>3839.2132639382</text:p>
          </table:table-cell>
          <table:table-cell office:value-type="float" office:value="1963.81323156148" calcext:value-type="float">
            <text:p>1963.81323156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c</text:p>
          </table:table-cell>
          <table:table-cell office:value-type="float" office:value="-0.413582257534385" calcext:value-type="float">
            <text:p>-0.4135822575</text:p>
          </table:table-cell>
          <table:table-cell office:value-type="float" office:value="-0.44633944355265" calcext:value-type="float">
            <text:p>-0.4463394436</text:p>
          </table:table-cell>
          <table:table-cell office:value-type="float" office:value="-0.474421708074828" calcext:value-type="float">
            <text:p>-0.4744217081</text:p>
          </table:table-cell>
          <table:table-cell office:value-type="float" office:value="-0.440286765550834" calcext:value-type="float">
            <text:p>-0.4402867656</text:p>
          </table:table-cell>
          <table:table-cell office:value-type="float" office:value="-0.493705452814821" calcext:value-type="float">
            <text:p>-0.4937054528</text:p>
          </table:table-cell>
          <table:table-cell office:value-type="float" office:value="-0.502962305027631" calcext:value-type="float">
            <text:p>-0.502962305</text:p>
          </table:table-cell>
          <table:table-cell office:value-type="float" office:value="-0.413117221880957" calcext:value-type="float">
            <text:p>-0.4131172219</text:p>
          </table:table-cell>
          <table:table-cell office:value-type="float" office:value="-0.384397230604102" calcext:value-type="float">
            <text:p>-0.3843972306</text:p>
          </table:table-cell>
          <table:table-cell table:style-name="ce1" office:value-type="float" office:value="-0.0000198350171988972" calcext:value-type="float">
            <text:p>-1.98E-05</text:p>
          </table:table-cell>
          <table:table-cell office:value-type="float" office:value="-0.439323924662317" calcext:value-type="float">
            <text:p>-0.4393239247</text:p>
          </table:table-cell>
          <table:table-cell office:value-type="float" office:value="-0.00413412400157049" calcext:value-type="float">
            <text:p>-0.004134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az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ri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ORB,BRI FALLEN!!!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iterion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dem0</text:p>
          </table:table-cell>
          <table:table-cell office:value-type="string" calcext:value-type="string">
            <text:p>dem1</text:p>
          </table:table-cell>
          <table:table-cell office:value-type="string" calcext:value-type="string">
            <text:p>dem2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b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mhi</text:p>
          </table:table-cell>
          <table:table-cell office:value-type="float" office:value="-2.07959356243964" calcext:value-type="float">
            <text:p>-2.0795935624</text:p>
          </table:table-cell>
          <table:table-cell office:value-type="float" office:value="-2.06784313626569" calcext:value-type="float">
            <text:p>-2.0678431363</text:p>
          </table:table-cell>
          <table:table-cell office:value-type="float" office:value="-2.00292836138375" calcext:value-type="float">
            <text:p>-2.0029283614</text:p>
          </table:table-cell>
          <table:table-cell office:value-type="float" office:value="-2.00274599061444" calcext:value-type="float">
            <text:p>-2.0027459906</text:p>
          </table:table-cell>
          <table:table-cell office:value-type="float" office:value="-1.95863071491932" calcext:value-type="float">
            <text:p>-1.9586307149</text:p>
          </table:table-cell>
          <table:table-cell office:value-type="float" office:value="-1.9411124720636" calcext:value-type="float">
            <text:p>-1.9411124721</text:p>
          </table:table-cell>
          <table:table-cell office:value-type="float" office:value="-1.97352668035571" calcext:value-type="float">
            <text:p>-1.9735266804</text:p>
          </table:table-cell>
          <table:table-cell office:value-type="float" office:value="-1.85379319375857" calcext:value-type="float">
            <text:p>-1.8537931938</text:p>
          </table:table-cell>
          <table:table-cell office:value-type="float" office:value="-3.33767443377557" calcext:value-type="float">
            <text:p>-3.3376744338</text:p>
          </table:table-cell>
          <table:table-cell office:value-type="float" office:value="-2.07882910442645" calcext:value-type="float">
            <text:p>-2.0788291044</text:p>
          </table:table-cell>
          <table:table-cell office:value-type="float" office:value="-1.97221393621257" calcext:value-type="float">
            <text:p>-1.9722139362</text:p>
          </table:table-cell>
          <table:table-cell office:value-type="string" calcext:value-type="string">
            <text:p>baix millor</text:p>
          </table:table-cell>
          <table:table-cell office:value-type="string" calcext:value-type="string">
            <text:p>syn sembla o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i</text:p>
          </table:table-cell>
          <table:table-cell office:value-type="float" office:value="-0.492996248745999" calcext:value-type="float">
            <text:p>-0.4929962487</text:p>
          </table:table-cell>
          <table:table-cell office:value-type="float" office:value="-0.495849729143297" calcext:value-type="float">
            <text:p>-0.4958497291</text:p>
          </table:table-cell>
          <table:table-cell office:value-type="float" office:value="-0.527925857616435" calcext:value-type="float">
            <text:p>-0.5279258576</text:p>
          </table:table-cell>
          <table:table-cell office:value-type="float" office:value="-0.507694703716336" calcext:value-type="float">
            <text:p>-0.5076947037</text:p>
          </table:table-cell>
          <table:table-cell office:value-type="float" office:value="-0.59526851860776" calcext:value-type="float">
            <text:p>-0.5952685186</text:p>
          </table:table-cell>
          <table:table-cell office:value-type="float" office:value="-0.579539000756782" calcext:value-type="float">
            <text:p>-0.5795390008</text:p>
          </table:table-cell>
          <table:table-cell office:value-type="float" office:value="-0.504031231295333" calcext:value-type="float">
            <text:p>-0.5040312313</text:p>
          </table:table-cell>
          <table:table-cell office:value-type="float" office:value="-0.43300720789286" calcext:value-type="float">
            <text:p>-0.4330072079</text:p>
          </table:table-cell>
          <table:table-cell office:value-type="float" office:value="-0.000144045735869842" calcext:value-type="float">
            <text:p>-0.0001440457</text:p>
          </table:table-cell>
          <table:table-cell office:value-type="float" office:value="-0.496381218503066" calcext:value-type="float">
            <text:p>-0.4963812185</text:p>
          </table:table-cell>
          <table:table-cell office:value-type="float" office:value="-0.0033305114770647" calcext:value-type="float">
            <text:p>-0.0033305115</text:p>
          </table:table-cell>
          <table:table-cell office:value-type="string" calcext:value-type="string">
            <text:p>alt millor</text:p>
          </table:table-cell>
          <table:table-cell office:value-type="string" calcext:value-type="string">
            <text:p>syn mal resultat, orb,bri fallen</text:p>
          </table:table-cell>
          <table:table-cell/>
          <table:table-cell office:value-type="string" calcext:value-type="string">
            <text:p>syn valor baix perque?</text:p>
          </table:table-cell>
        </table:table-row>
        <table:table-row table:style-name="ro1">
          <table:table-cell office:value-type="string" calcext:value-type="string">
            <text:p>msq</text:p>
          </table:table-cell>
          <table:table-cell office:value-type="float" office:value="3730.74874496077" calcext:value-type="float">
            <text:p>3730.7487449608</text:p>
          </table:table-cell>
          <table:table-cell office:value-type="float" office:value="3646.68211982718" calcext:value-type="float">
            <text:p>3646.6821198272</text:p>
          </table:table-cell>
          <table:table-cell office:value-type="float" office:value="3370.62257962686" calcext:value-type="float">
            <text:p>3370.6225796269</text:p>
          </table:table-cell>
          <table:table-cell office:value-type="float" office:value="3501.42598363137" calcext:value-type="float">
            <text:p>3501.4259836314</text:p>
          </table:table-cell>
          <table:table-cell office:value-type="float" office:value="3005.97190078013" calcext:value-type="float">
            <text:p>3005.9719007801</text:p>
          </table:table-cell>
          <table:table-cell office:value-type="float" office:value="3006.43254262754" calcext:value-type="float">
            <text:p>3006.4325426275</text:p>
          </table:table-cell>
          <table:table-cell office:value-type="float" office:value="3468.4331923473" calcext:value-type="float">
            <text:p>3468.4331923473</text:p>
          </table:table-cell>
          <table:table-cell office:value-type="float" office:value="3430.57073176707" calcext:value-type="float">
            <text:p>3430.5707317671</text:p>
          </table:table-cell>
          <table:table-cell office:value-type="float" office:value="1751.08295273565" calcext:value-type="float">
            <text:p>1751.0829527357</text:p>
          </table:table-cell>
          <table:table-cell office:value-type="float" office:value="3839.21326393814" calcext:value-type="float">
            <text:p>3839.2132639382</text:p>
          </table:table-cell>
          <table:table-cell office:value-type="float" office:value="1963.81323156148" calcext:value-type="float">
            <text:p>1963.8132315615</text:p>
          </table:table-cell>
          <table:table-cell office:value-type="string" calcext:value-type="string">
            <text:p>baix millor</text:p>
          </table:table-cell>
          <table:table-cell office:value-type="string" calcext:value-type="string">
            <text:p>tots semblen be</text:p>
          </table:table-cell>
          <table:table-cell/>
          <table:table-cell office:value-type="string" calcext:value-type="string">
            <text:p>msq no veu fallo de orb I bri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-0.44633944355265" calcext:value-type="float">
            <text:p>-0.4463394436</text:p>
          </table:table-cell>
          <table:table-cell office:value-type="float" office:value="-0.450774376235277" calcext:value-type="float">
            <text:p>-0.4507743762</text:p>
          </table:table-cell>
          <table:table-cell office:value-type="float" office:value="-0.494070134723301" calcext:value-type="float">
            <text:p>-0.4940701347</text:p>
          </table:table-cell>
          <table:table-cell office:value-type="float" office:value="-0.46343208152363" calcext:value-type="float">
            <text:p>-0.4634320815</text:p>
          </table:table-cell>
          <table:table-cell office:value-type="float" office:value="-0.529360751585493" calcext:value-type="float">
            <text:p>-0.5293607516</text:p>
          </table:table-cell>
          <table:table-cell office:value-type="float" office:value="-0.52262610734882" calcext:value-type="float">
            <text:p>-0.5226261073</text:p>
          </table:table-cell>
          <table:table-cell office:value-type="float" office:value="-0.45644920540929" calcext:value-type="float">
            <text:p>-0.4564492054</text:p>
          </table:table-cell>
          <table:table-cell office:value-type="float" office:value="-0.409351062585374" calcext:value-type="float">
            <text:p>-0.4093510626</text:p>
          </table:table-cell>
          <table:table-cell table:style-name="ce1" office:value-type="float" office:value="-0.0000198350171988972" calcext:value-type="float">
            <text:p>-1.98E-05</text:p>
          </table:table-cell>
          <table:table-cell office:value-type="float" office:value="-0.439323924662317" calcext:value-type="float">
            <text:p>-0.4393239247</text:p>
          </table:table-cell>
          <table:table-cell office:value-type="float" office:value="-0.00413412400157049" calcext:value-type="float">
            <text:p>-0.004134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0.00760009623957994" calcext:value-type="float">
            <text:p>0.0076000962</text:p>
          </table:table-cell>
          <table:table-cell office:value-type="float" office:value="0.00701982818404404" calcext:value-type="float">
            <text:p>0.0070198282</text:p>
          </table:table-cell>
          <table:table-cell office:value-type="float" office:value="0.00635464285208826" calcext:value-type="float">
            <text:p>0.0063546429</text:p>
          </table:table-cell>
          <table:table-cell office:value-type="float" office:value="0.006298031334475" calcext:value-type="float">
            <text:p>0.0062980313</text:p>
          </table:table-cell>
          <table:table-cell office:value-type="float" office:value="0.00601497374640871" calcext:value-type="float">
            <text:p>0.0060149737</text:p>
          </table:table-cell>
          <table:table-cell office:value-type="float" office:value="0.00635464285208826" calcext:value-type="float">
            <text:p>0.0063546429</text:p>
          </table:table-cell>
          <table:table-cell office:value-type="float" office:value="0.0067792292341877" calcext:value-type="float">
            <text:p>0.0067792292</text:p>
          </table:table-cell>
          <table:table-cell office:value-type="float" office:value="0.00587344495237556" calcext:value-type="float">
            <text:p>0.005873445</text:p>
          </table:table-cell>
          <table:table-cell table:style-name="ce1" office:value-type="float" office:value="0.0000283057588066292" calcext:value-type="float">
            <text:p>2.83E-05</text:p>
          </table:table-cell>
          <table:table-cell office:value-type="float" office:value="0.00779823655122635" calcext:value-type="float">
            <text:p>0.0077982366</text:p>
          </table:table-cell>
          <table:table-cell office:value-type="float" office:value="0.00469875596190045" calcext:value-type="float">
            <text:p>0.004698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0.0200081665986117" calcext:value-type="float">
            <text:p>0.0200081666</text:p>
          </table:table-cell>
          <table:table-cell office:value-type="float" office:value="0.0179665169456921" calcext:value-type="float">
            <text:p>0.0179665169</text:p>
          </table:table-cell>
          <table:table-cell office:value-type="float" office:value="0.0159248672927726" calcext:value-type="float">
            <text:p>0.0159248673</text:p>
          </table:table-cell>
          <table:table-cell office:value-type="float" office:value="0.00653327888934259" calcext:value-type="float">
            <text:p>0.0065332789</text:p>
          </table:table-cell>
          <table:table-cell office:value-type="float" office:value="0.00734993875051041" calcext:value-type="float">
            <text:p>0.0073499388</text:p>
          </table:table-cell>
          <table:table-cell office:value-type="float" office:value="0.00857492854226215" calcext:value-type="float">
            <text:p>0.0085749285</text:p>
          </table:table-cell>
          <table:table-cell office:value-type="float" office:value="0.0122498979175174" calcext:value-type="float">
            <text:p>0.0122498979</text:p>
          </table:table-cell>
          <table:table-cell office:value-type="float" office:value="0.00939158840342997" calcext:value-type="float">
            <text:p>0.0093915884</text:p>
          </table:table-cell>
          <table:table-cell office:value-type="float" office:value="0" calcext:value-type="float">
            <text:p>0</text:p>
          </table:table-cell>
          <table:table-cell office:value-type="float" office:value="0.0253164556962025" calcext:value-type="float">
            <text:p>0.0253164557</text:p>
          </table:table-cell>
          <table:table-cell office:value-type="float" office:value="0.00326663944467129" calcext:value-type="float">
            <text:p>0.0032666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</text:p>
          </table:table-cell>
          <table:table-cell office:value-type="float" office:value="0.00156089729295812" calcext:value-type="float">
            <text:p>0.0015608973</text:p>
          </table:table-cell>
          <table:table-cell office:value-type="float" office:value="0.00120412076885341" calcext:value-type="float">
            <text:p>0.0012041208</text:p>
          </table:table-cell>
          <table:table-cell office:value-type="float" office:value="0.00133791196539268" calcext:value-type="float">
            <text:p>0.001337912</text:p>
          </table:table-cell>
          <table:table-cell office:value-type="float" office:value="0.00111492663782723" calcext:value-type="float">
            <text:p>0.0011149266</text:p>
          </table:table-cell>
          <table:table-cell office:value-type="float" office:value="0.00113722517058378" calcext:value-type="float">
            <text:p>0.0011372252</text:p>
          </table:table-cell>
          <table:table-cell office:value-type="float" office:value="0.0010480310395576" calcext:value-type="float">
            <text:p>0.001048031</text:p>
          </table:table-cell>
          <table:table-cell office:value-type="float" office:value="0.00149400169468849" calcext:value-type="float">
            <text:p>0.0014940017</text:p>
          </table:table-cell>
          <table:table-cell office:value-type="float" office:value="0.00118182223609686" calcext:value-type="float">
            <text:p>0.0011818222</text:p>
          </table:table-cell>
          <table:table-cell office:value-type="float" office:value="0" calcext:value-type="float">
            <text:p>0</text:p>
          </table:table-cell>
          <table:table-cell office:value-type="float" office:value="0.00283191366008117" calcext:value-type="float">
            <text:p>0.0028319137</text:p>
          </table:table-cell>
          <table:table-cell office:value-type="float" office:value="0.000535164786157071" calcext:value-type="float">
            <text:p>0.0005351648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5"/>
        </table:table-row>
        <table:table-row table:style-name="ro1" table:number-rows-repeated="8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7:57:31.814555545</meta:creation-date>
    <dc:date>2019-03-20T15:32:43.570644506</dc:date>
    <meta:editing-duration>PT1M12S</meta:editing-duration>
    <meta:editing-cycles>2</meta:editing-cycles>
    <meta:generator>LibreOffice/5.1.6.2$Linux_X86_64 LibreOffice_project/10m0$Build-2</meta:generator>
    <meta:document-statistic meta:table-count="1" meta:cell-count="168" meta:object-count="0"/>
  </office:meta>
</office:document-meta>
</file>